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500273" style:font-size-asian="11pt" style:font-name-complex="Costa Ptf" style:font-size-complex="11pt"/>
    </style:style>
    <style:style style:name="P1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500273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500273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002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<text:span text:style-name="T15">recipient</text:span>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0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10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0">Référence courrier</text:span> :</text:p>
          </table:table-cell>
          <table:table-cell table:style-name="Table2.A1" office:value-type="string">
            <text:p text:style-name="P21">[attachment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9-12-27T14:34:22.926296330">27 décembre 2019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<text:span text:style-name="T15">recipient</text:span>.<text:span text:style-name="T15">civility</text:span>] [<text:span text:style-name="T15">recipient</text:span>.lastname],</text:p>
      <text:p text:style-name="P10"/>
      <text:p text:style-name="P16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recipient.lastname] ). </text:span></text:p>
      <text:p text:style-name="P13"/>
      <text:p text:style-name="P13"><text:span text:style-name="T8">Nous sommes, avec </text:span>Monsieur le Maire, <text:span text:style-name="T7">extrêmement attentifs à votre situation et ferons notre maximum pour y apporter une réponse favorable. </text:span></text:p>
      <text:p text:style-name="P13"/>
      <text:p text:style-name="P14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3"/>
      <text:p text:style-name="P15">Je vous prie de recevoir, <text:span text:style-name="T11">[recipient.civility] [recipient.lastname]</text:span>, mes plus sincères salutations. </text:p>
      <text:p text:style-name="P6"/>
      <text:p text:style-name="P6"/>
      <text:p text:style-name="P17">M<text:span text:style-name="T7">me Le Maire de Maarch-les-Bains</text:span></text:p>
      <text:p text:style-name="P18">Patricia PETIT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42M48S</meta:editing-duration>
    <meta:editing-cycles>26</meta:editing-cycles>
    <meta:generator>LibreOffice/6.0.7.3$Linux_X86_64 LibreOffice_project/00m0$Build-3</meta:generator>
    <dc:date>2019-12-27T14:34:22.757843045</dc:date>
    <meta:print-date>2016-06-06T11:07:27.701000000</meta:print-date>
    <dc:creator>Florian Azizian</dc:creator>
    <meta:document-statistic meta:table-count="2" meta:image-count="1" meta:object-count="0" meta:page-count="1" meta:paragraph-count="22" meta:word-count="193" meta:character-count="1381" meta:non-whitespace-character-count="1196"/>
  </office:meta>
</office:document-meta>
</file>